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obalComplexTyp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ComplexTyp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GlobalComplexType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lobalComplexType.matches( ElementDescriptor element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lobalComplexType.fill( TranscriptionConfiguration configuration , ElementDescriptor elementDescriptor , Schema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lobalComplexType.setNam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ComplexType.GlobalComplex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lobalComplexType.nameFromDescriptor( ElementDescriptor element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ComplexType.GlobalComplexType( TranscriptionConfiguration configuration , ElementDescriptor elementDescriptor , Schema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ComplexType.init( TranscriptionConfiguration configuration , ElementDescriptor elementDescriptor , Schema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lobalComplexType.equalContents( Collection one , Collection tw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lobalComplexTyp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ComplexType.isEqual( String one , String tw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